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Symbol1" svg:font-family="Symbol"/>
    <style:font-face style:name="Times New Roman2" svg:font-family="'Times New Roman'"/>
    <style:font-face style:name="Arial" svg:font-family="Arial" style:font-pitch="variable"/>
    <style:font-face style:name="Calibri" svg:font-family="Calibri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T1" style:family="text">
      <style:text-properties fo:color="#000000" style:font-name="Times New Roman2" fo:font-size="14.1000003814697pt" fo:font-weight="bold" style:font-size-asian="14.1000003814697pt" style:font-name-complex="Times New Roman2" style:font-size-complex="14.1000003814697pt" style:font-weight-complex="bold"/>
    </style:style>
    <style:style style:name="T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000000" style:font-name="Symbol1" fo:font-size="14.1000003814697pt" style:font-size-asian="14.1000003814697pt" style:font-name-complex="Symbol1" style:font-size-complex="14.1000003814697pt"/>
    </style:style>
    <style:style style:name="T4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5" style:family="text">
      <style:text-properties fo:color="#000000" style:font-name="Times New Roman2" fo:font-size="14.1000003814697pt" style:font-size-asian="14.1000003814697pt" style:font-name-complex="Times New Roman2" style:font-size-complex="14.1000003814697pt"/>
    </style:style>
    <style:style style:name="T6" style:family="text">
      <style:text-properties fo:color="#35475c" style:font-name="Symbol1" fo:font-size="14.1000003814697pt" style:font-size-asian="14.1000003814697pt" style:font-name-complex="Symbol1" style:font-size-complex="14.1000003814697pt"/>
    </style:style>
    <style:style style:name="T7" style:family="text">
      <style:text-properties fo:color="#35475c" style:font-name="Arial1" fo:font-size="14.1000003814697pt" style:font-size-asian="14.1000003814697pt" style:font-name-complex="Arial1" style:font-size-complex="14.1000003814697pt"/>
    </style:style>
    <style:style style:name="T8" style:family="text">
      <style:text-properties fo:color="#35475c" style:font-name="Times New Roman2" fo:font-size="14.1000003814697pt" style:font-size-asian="14.1000003814697pt" style:font-name-complex="Times New Roman2" style:font-size-complex="14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278cm" svg:height="0.547cm" svg:x="2.541cm" svg:y="2.556cm">
          <draw:text-box>
            <text:p text:style-name="P1"><text:span text:style-name="T1"><text:s text:c="49"/></text:span><text:span text:style-name="T1">OBJECTIVES </text:span></text:p>
          </draw:text-box>
        </draw:frame>
        <draw:frame draw:style-name="gr2" draw:text-style-name="P3" draw:layer="layout" svg:width="0.844cm" svg:height="0.39cm" svg:x="2.541cm" svg:y="3.637cm">
          <draw:text-box>
            <text:p text:style-name="P1"><text:span text:style-name="T2">Date </text:span></text:p>
          </draw:text-box>
        </draw:frame>
        <draw:polygon draw:style-name="gr3" draw:text-style-name="P4" draw:layer="layout" svg:width="0.017cm" svg:height="0.017cm" svg:x="2.341cm" svg:y="3.548cm" svg:viewBox="0 0 18 18" draw:points="0,18 18,18 18,0 0,0">
          <text:p/>
        </draw:polygon>
        <draw:polygon draw:style-name="gr3" draw:text-style-name="P4" draw:layer="layout" svg:width="0.017cm" svg:height="0.017cm" svg:x="2.341cm" svg:y="3.548cm" svg:viewBox="0 0 18 18" draw:points="0,18 18,18 18,0 0,0">
          <text:p/>
        </draw:polygon>
        <draw:polygon draw:style-name="gr3" draw:text-style-name="P4" draw:layer="layout" svg:width="7.934cm" svg:height="0.017cm" svg:x="2.358cm" svg:y="3.548cm" svg:viewBox="0 0 7935 18" draw:points="0,18 7935,18 7935,0 0,0">
          <text:p/>
        </draw:polygon>
        <draw:polygon draw:style-name="gr3" draw:text-style-name="P4" draw:layer="layout" svg:width="0.017cm" svg:height="0.017cm" svg:x="10.292cm" svg:y="3.548cm" svg:viewBox="0 0 18 18" draw:points="0,18 18,18 18,0 0,0">
          <text:p/>
        </draw:polygon>
        <draw:polygon draw:style-name="gr3" draw:text-style-name="P4" draw:layer="layout" svg:width="7.94cm" svg:height="0.017cm" svg:x="10.309cm" svg:y="3.548cm" svg:viewBox="0 0 7941 18" draw:points="0,18 7941,18 7941,0 0,0">
          <text:p/>
        </draw:polygon>
        <draw:polygon draw:style-name="gr3" draw:text-style-name="P4" draw:layer="layout" svg:width="0.017cm" svg:height="0.017cm" svg:x="18.249cm" svg:y="3.548cm" svg:viewBox="0 0 18 18" draw:points="0,18 18,18 18,0 0,0">
          <text:p/>
        </draw:polygon>
        <draw:polygon draw:style-name="gr3" draw:text-style-name="P4" draw:layer="layout" svg:width="0.017cm" svg:height="0.017cm" svg:x="18.249cm" svg:y="3.548cm" svg:viewBox="0 0 18 18" draw:points="0,18 18,18 18,0 0,0">
          <text:p/>
        </draw:polygon>
        <draw:polygon draw:style-name="gr3" draw:text-style-name="P4" draw:layer="layout" svg:width="0.017cm" svg:height="0.474cm" svg:x="2.341cm" svg:y="3.565cm" svg:viewBox="0 0 18 475" draw:points="0,475 18,475 18,0 0,0">
          <text:p/>
        </draw:polygon>
        <draw:polygon draw:style-name="gr3" draw:text-style-name="P4" draw:layer="layout" svg:width="0.017cm" svg:height="0.474cm" svg:x="10.292cm" svg:y="3.565cm" svg:viewBox="0 0 18 475" draw:points="0,475 18,475 18,0 0,0">
          <text:p/>
        </draw:polygon>
        <draw:polygon draw:style-name="gr3" draw:text-style-name="P4" draw:layer="layout" svg:width="0.017cm" svg:height="0.474cm" svg:x="18.249cm" svg:y="3.565cm" svg:viewBox="0 0 18 475" draw:points="0,475 18,475 18,0 0,0">
          <text:p/>
        </draw:polygon>
        <draw:frame draw:style-name="gr2" draw:text-style-name="P3" draw:layer="layout" svg:width="2.936cm" svg:height="0.39cm" svg:x="10.492cm" svg:y="3.637cm">
          <draw:text-box>
            <text:p text:style-name="P1"><text:span text:style-name="T2">2 November 2022 </text:span></text:p>
          </draw:text-box>
        </draw:frame>
        <draw:frame draw:style-name="gr2" draw:text-style-name="P3" draw:layer="layout" svg:width="1.399cm" svg:height="0.39cm" svg:x="2.541cm" svg:y="4.128cm">
          <draw:text-box>
            <text:p text:style-name="P1"><text:span text:style-name="T2">Team ID </text:span></text:p>
          </draw:text-box>
        </draw:frame>
        <draw:polygon draw:style-name="gr3" draw:text-style-name="P4" draw:layer="layout" svg:width="0.017cm" svg:height="0.018cm" svg:x="2.341cm" svg:y="4.039cm" svg:viewBox="0 0 18 19" draw:points="0,19 18,19 18,0 0,0">
          <text:p/>
        </draw:polygon>
        <draw:polygon draw:style-name="gr3" draw:text-style-name="P4" draw:layer="layout" svg:width="7.934cm" svg:height="0.018cm" svg:x="2.358cm" svg:y="4.039cm" svg:viewBox="0 0 7935 19" draw:points="0,19 7935,19 7935,0 0,0">
          <text:p/>
        </draw:polygon>
        <draw:polygon draw:style-name="gr3" draw:text-style-name="P4" draw:layer="layout" svg:width="0.017cm" svg:height="0.018cm" svg:x="10.292cm" svg:y="4.039cm" svg:viewBox="0 0 18 19" draw:points="0,19 18,19 18,0 0,0">
          <text:p/>
        </draw:polygon>
        <draw:polygon draw:style-name="gr3" draw:text-style-name="P4" draw:layer="layout" svg:width="7.94cm" svg:height="0.06cm" svg:x="10.309cm" svg:y="4.039cm" svg:viewBox="0 0 7941 61" draw:points="0,61 7941,61 7941,0 0,0">
          <text:p/>
        </draw:polygon>
        <draw:polygon draw:style-name="gr3" draw:text-style-name="P4" draw:layer="layout" svg:width="0.017cm" svg:height="0.018cm" svg:x="18.249cm" svg:y="4.039cm" svg:viewBox="0 0 18 19" draw:points="0,19 18,19 18,0 0,0">
          <text:p/>
        </draw:polygon>
        <draw:polygon draw:style-name="gr3" draw:text-style-name="P4" draw:layer="layout" svg:width="0.017cm" svg:height="0.474cm" svg:x="2.341cm" svg:y="4.056cm" svg:viewBox="0 0 18 475" draw:points="0,475 18,475 18,0 0,0">
          <text:p/>
        </draw:polygon>
        <draw:polygon draw:style-name="gr3" draw:text-style-name="P4" draw:layer="layout" svg:width="0.017cm" svg:height="0.474cm" svg:x="10.292cm" svg:y="4.056cm" svg:viewBox="0 0 18 475" draw:points="0,475 18,475 18,0 0,0">
          <text:p/>
        </draw:polygon>
        <draw:polygon draw:style-name="gr3" draw:text-style-name="P4" draw:layer="layout" svg:width="0.017cm" svg:height="0.474cm" svg:x="18.249cm" svg:y="4.056cm" svg:viewBox="0 0 18 475" draw:points="0,475 18,475 18,0 0,0">
          <text:p/>
        </draw:polygon>
        <draw:frame draw:style-name="gr2" draw:text-style-name="P3" draw:layer="layout" svg:width="3.389cm" svg:height="0.39cm" svg:x="10.492cm" svg:y="4.128cm">
          <draw:text-box>
            <text:p text:style-name="P1"><text:span text:style-name="T2">PNT2022TMID24826 </text:span></text:p>
          </draw:text-box>
        </draw:frame>
        <draw:frame draw:style-name="gr2" draw:text-style-name="P3" draw:layer="layout" svg:width="2.25cm" svg:height="0.39cm" svg:x="2.541cm" svg:y="4.619cm">
          <draw:text-box>
            <text:p text:style-name="P1"><text:span text:style-name="T2">Project Name </text:span></text:p>
          </draw:text-box>
        </draw:frame>
        <draw:frame draw:style-name="gr2" draw:text-style-name="P3" draw:layer="layout" svg:width="6.204cm" svg:height="0.39cm" svg:x="10.492cm" svg:y="4.619cm">
          <draw:text-box>
            <text:p text:style-name="P1"><text:span text:style-name="T2">A Novel <text:s/>method for hand written digit </text:span></text:p>
          </draw:text-box>
        </draw:frame>
        <draw:polygon draw:style-name="gr3" draw:text-style-name="P4" draw:layer="layout" svg:width="0.017cm" svg:height="0.017cm" svg:x="2.341cm" svg:y="4.53cm" svg:viewBox="0 0 18 18" draw:points="0,18 18,18 18,0 0,0">
          <text:p/>
        </draw:polygon>
        <draw:polygon draw:style-name="gr3" draw:text-style-name="P4" draw:layer="layout" svg:width="7.934cm" svg:height="0.017cm" svg:x="2.358cm" svg:y="4.53cm" svg:viewBox="0 0 7935 18" draw:points="0,18 7935,18 7935,0 0,0">
          <text:p/>
        </draw:polygon>
        <draw:polygon draw:style-name="gr3" draw:text-style-name="P4" draw:layer="layout" svg:width="0.017cm" svg:height="0.017cm" svg:x="10.292cm" svg:y="4.53cm" svg:viewBox="0 0 18 18" draw:points="0,18 18,18 18,0 0,0">
          <text:p/>
        </draw:polygon>
        <draw:polygon draw:style-name="gr3" draw:text-style-name="P4" draw:layer="layout" svg:width="7.94cm" svg:height="0.017cm" svg:x="10.309cm" svg:y="4.53cm" svg:viewBox="0 0 7941 18" draw:points="0,18 7941,18 7941,0 0,0">
          <text:p/>
        </draw:polygon>
        <draw:polygon draw:style-name="gr3" draw:text-style-name="P4" draw:layer="layout" svg:width="0.017cm" svg:height="0.017cm" svg:x="18.249cm" svg:y="4.53cm" svg:viewBox="0 0 18 18" draw:points="0,18 18,18 18,0 0,0">
          <text:p/>
        </draw:polygon>
        <draw:polygon draw:style-name="gr3" draw:text-style-name="P4" draw:layer="layout" svg:width="0.017cm" svg:height="0.948cm" svg:x="2.341cm" svg:y="4.547cm" svg:viewBox="0 0 18 949" draw:points="0,949 18,949 18,0 0,0">
          <text:p/>
        </draw:polygon>
        <draw:polygon draw:style-name="gr3" draw:text-style-name="P4" draw:layer="layout" svg:width="0.017cm" svg:height="0.018cm" svg:x="2.341cm" svg:y="5.495cm" svg:viewBox="0 0 18 19" draw:points="0,19 18,19 18,0 0,0">
          <text:p/>
        </draw:polygon>
        <draw:polygon draw:style-name="gr3" draw:text-style-name="P4" draw:layer="layout" svg:width="0.017cm" svg:height="0.018cm" svg:x="2.341cm" svg:y="5.495cm" svg:viewBox="0 0 18 19" draw:points="0,19 18,19 18,0 0,0">
          <text:p/>
        </draw:polygon>
        <draw:polygon draw:style-name="gr3" draw:text-style-name="P4" draw:layer="layout" svg:width="7.934cm" svg:height="0.018cm" svg:x="2.358cm" svg:y="5.495cm" svg:viewBox="0 0 7935 19" draw:points="0,19 7935,19 7935,0 0,0">
          <text:p/>
        </draw:polygon>
        <draw:polygon draw:style-name="gr3" draw:text-style-name="P4" draw:layer="layout" svg:width="0.017cm" svg:height="0.948cm" svg:x="10.292cm" svg:y="4.547cm" svg:viewBox="0 0 18 949" draw:points="0,949 18,949 18,0 0,0">
          <text:p/>
        </draw:polygon>
        <draw:polygon draw:style-name="gr3" draw:text-style-name="P4" draw:layer="layout" svg:width="0.017cm" svg:height="0.018cm" svg:x="10.292cm" svg:y="5.495cm" svg:viewBox="0 0 18 19" draw:points="0,19 18,19 18,0 0,0">
          <text:p/>
        </draw:polygon>
        <draw:polygon draw:style-name="gr3" draw:text-style-name="P4" draw:layer="layout" svg:width="7.94cm" svg:height="0.018cm" svg:x="10.309cm" svg:y="5.495cm" svg:viewBox="0 0 7941 19" draw:points="0,19 7941,19 7941,0 0,0">
          <text:p/>
        </draw:polygon>
        <draw:polygon draw:style-name="gr3" draw:text-style-name="P4" draw:layer="layout" svg:width="0.017cm" svg:height="0.948cm" svg:x="18.249cm" svg:y="4.547cm" svg:viewBox="0 0 18 949" draw:points="0,949 18,949 18,0 0,0">
          <text:p/>
        </draw:polygon>
        <draw:polygon draw:style-name="gr3" draw:text-style-name="P4" draw:layer="layout" svg:width="0.017cm" svg:height="0.018cm" svg:x="18.249cm" svg:y="5.495cm" svg:viewBox="0 0 18 19" draw:points="0,19 18,19 18,0 0,0">
          <text:p/>
        </draw:polygon>
        <draw:polygon draw:style-name="gr3" draw:text-style-name="P4" draw:layer="layout" svg:width="0.017cm" svg:height="0.018cm" svg:x="18.249cm" svg:y="5.495cm" svg:viewBox="0 0 18 19" draw:points="0,19 18,19 18,0 0,0">
          <text:p/>
        </draw:polygon>
        <draw:frame draw:style-name="gr2" draw:text-style-name="P3" draw:layer="layout" svg:width="1.983cm" svg:height="0.39cm" svg:x="10.492cm" svg:y="5.093cm">
          <draw:text-box>
            <text:p text:style-name="P1"><text:span text:style-name="T2">recognition <text:s/></text:span></text:p>
          </draw:text-box>
        </draw:frame>
        <draw:frame draw:style-name="gr2" draw:text-style-name="P3" draw:layer="layout" svg:width="0.388cm" svg:height="0.39cm" svg:x="2.541cm" svg:y="5.58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611cm" svg:x="3.176cm" svg:y="6.395cm">
          <draw:text-box>
            <text:p text:style-name="P1"><text:span text:style-name="T3"></text:span></text:p>
          </draw:text-box>
        </draw:frame>
        <draw:frame draw:style-name="gr1" draw:text-style-name="P2" draw:layer="layout" svg:width="0.494cm" svg:height="0.556cm" svg:x="3.404cm" svg:y="6.4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314cm" svg:height="0.547cm" svg:x="3.811cm" svg:y="6.451cm">
          <draw:text-box>
            <text:p text:style-name="P1"><text:span text:style-name="T5">Using </text:span></text:p>
          </draw:text-box>
        </draw:frame>
        <draw:frame draw:style-name="gr1" draw:text-style-name="P2" draw:layer="layout" svg:width="0.494cm" svg:height="0.547cm" svg:x="5.345cm" svg:y="6.451cm">
          <draw:text-box>
            <text:p text:style-name="P1"><text:span text:style-name="T5">a </text:span></text:p>
          </draw:text-box>
        </draw:frame>
        <draw:frame draw:style-name="gr1" draw:text-style-name="P2" draw:layer="layout" svg:width="1.369cm" svg:height="0.547cm" svg:x="5.912cm" svg:y="6.451cm">
          <draw:text-box>
            <text:p text:style-name="P1"><text:span text:style-name="T5">neural </text:span></text:p>
          </draw:text-box>
        </draw:frame>
        <draw:frame draw:style-name="gr1" draw:text-style-name="P2" draw:layer="layout" svg:width="1.755cm" svg:height="0.547cm" svg:x="7.497cm" svg:y="6.451cm">
          <draw:text-box>
            <text:p text:style-name="P1"><text:span text:style-name="T5">network </text:span></text:p>
          </draw:text-box>
        </draw:frame>
        <draw:frame draw:style-name="gr1" draw:text-style-name="P2" draw:layer="layout" svg:width="2.758cm" svg:height="0.547cm" svg:x="9.476cm" svg:y="6.451cm">
          <draw:text-box>
            <text:p text:style-name="P1"><text:span text:style-name="T5">methodology </text:span></text:p>
          </draw:text-box>
        </draw:frame>
        <draw:frame draw:style-name="gr1" draw:text-style-name="P2" draw:layer="layout" svg:width="1.276cm" svg:height="0.547cm" svg:x="12.428cm" svg:y="6.451cm">
          <draw:text-box>
            <text:p text:style-name="P1"><text:span text:style-name="T5">,bulid </text:span></text:p>
          </draw:text-box>
        </draw:frame>
        <draw:frame draw:style-name="gr1" draw:text-style-name="P2" draw:layer="layout" svg:width="0.494cm" svg:height="0.547cm" svg:x="13.922cm" svg:y="6.451cm">
          <draw:text-box>
            <text:p text:style-name="P1"><text:span text:style-name="T5">a </text:span></text:p>
          </draw:text-box>
        </draw:frame>
        <draw:frame draw:style-name="gr1" draw:text-style-name="P2" draw:layer="layout" svg:width="1.094cm" svg:height="0.547cm" svg:x="14.493cm" svg:y="6.451cm">
          <draw:text-box>
            <text:p text:style-name="P1"><text:span text:style-name="T5">hand </text:span></text:p>
          </draw:text-box>
        </draw:frame>
        <draw:frame draw:style-name="gr1" draw:text-style-name="P2" draw:layer="layout" svg:width="1.534cm" svg:height="0.547cm" svg:x="15.804cm" svg:y="6.451cm">
          <draw:text-box>
            <text:p text:style-name="P1"><text:span text:style-name="T5">written </text:span></text:p>
          </draw:text-box>
        </draw:frame>
        <draw:frame draw:style-name="gr1" draw:text-style-name="P2" draw:layer="layout" svg:width="1.043cm" svg:height="0.547cm" svg:x="17.556cm" svg:y="6.451cm">
          <draw:text-box>
            <text:p text:style-name="P1"><text:span text:style-name="T5">digit </text:span></text:p>
          </draw:text-box>
        </draw:frame>
        <draw:frame draw:style-name="gr1" draw:text-style-name="P2" draw:layer="layout" svg:width="2.347cm" svg:height="0.547cm" svg:x="3.811cm" svg:y="7.107cm">
          <draw:text-box>
            <text:p text:style-name="P1"><text:span text:style-name="T5">recognizer <text:s/></text:span></text:p>
          </draw:text-box>
        </draw:frame>
        <draw:frame draw:style-name="gr1" draw:text-style-name="P2" draw:layer="layout" svg:width="0.494cm" svg:height="0.611cm" svg:x="3.176cm" svg:y="7.737cm">
          <draw:text-box>
            <text:p text:style-name="P1"><text:span text:style-name="T3"></text:span></text:p>
          </draw:text-box>
        </draw:frame>
        <draw:frame draw:style-name="gr1" draw:text-style-name="P2" draw:layer="layout" svg:width="0.494cm" svg:height="0.556cm" svg:x="3.404cm" svg:y="7.7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35cm" svg:height="0.547cm" svg:x="3.811cm" svg:y="7.793cm">
          <draw:text-box>
            <text:p text:style-name="P1"><text:span text:style-name="T5">Any <text:s/>random <text:s/>handwritten <text:s/>digit <text:s/>image <text:s/>will <text:s/>be <text:s/>provided <text:s/>as <text:s/>an <text:s/>input <text:s/>to </text:span></text:p>
          </draw:text-box>
        </draw:frame>
        <draw:frame draw:style-name="gr1" draw:text-style-name="P2" draw:layer="layout" svg:width="14.383cm" svg:height="0.547cm" svg:x="3.811cm" svg:y="8.445cm">
          <draw:text-box>
            <text:p text:style-name="P1"><text:span text:style-name="T5">Machine Learning model (CNN) ,and model should be able to correctly </text:span></text:p>
          </draw:text-box>
        </draw:frame>
        <draw:frame draw:style-name="gr1" draw:text-style-name="P2" draw:layer="layout" svg:width="3.575cm" svg:height="0.547cm" svg:x="3.811cm" svg:y="9.102cm">
          <draw:text-box>
            <text:p text:style-name="P1"><text:span text:style-name="T5">identify the digit <text:s/></text:span></text:p>
          </draw:text-box>
        </draw:frame>
        <draw:frame draw:style-name="gr1" draw:text-style-name="P2" draw:layer="layout" svg:width="0.494cm" svg:height="0.611cm" svg:x="3.176cm" svg:y="9.732cm">
          <draw:text-box>
            <text:p text:style-name="P1"><text:span text:style-name="T3"></text:span></text:p>
          </draw:text-box>
        </draw:frame>
        <draw:frame draw:style-name="gr1" draw:text-style-name="P2" draw:layer="layout" svg:width="0.494cm" svg:height="0.556cm" svg:x="3.404cm" svg:y="9.78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37cm" svg:height="0.547cm" svg:x="3.811cm" svg:y="9.788cm">
          <draw:text-box>
            <text:p text:style-name="P1"><text:span text:style-name="T5">The <text:s/>aim <text:s/>is <text:s/>to <text:s text:c="3"/>Successfully <text:s/>implement <text:s/>neural <text:s/>network <text:s/>to <text:s/>make <text:s/>a <text:s/>digit </text:span></text:p>
          </draw:text-box>
        </draw:frame>
        <draw:frame draw:style-name="gr1" draw:text-style-name="P2" draw:layer="layout" svg:width="15.382cm" svg:height="0.547cm" svg:x="3.811cm" svg:y="10.444cm">
          <draw:text-box>
            <text:p text:style-name="P1"><text:span text:style-name="T5">recognizer <text:s/>with <text:s/>high <text:s/>accuracy <text:s/>. <text:s/>The <text:s/>idea <text:s/>is <text:s/>to <text:s/>take <text:s/>a <text:s/>large <text:s/>number <text:s/>of </text:span></text:p>
          </draw:text-box>
        </draw:frame>
        <draw:frame draw:style-name="gr1" draw:text-style-name="P2" draw:layer="layout" svg:width="9.586cm" svg:height="0.547cm" svg:x="3.811cm" svg:y="11.096cm">
          <draw:text-box>
            <text:p text:style-name="P1"><text:span text:style-name="T5">handwritten digits and to recognise it properly. <text:s/></text:span></text:p>
          </draw:text-box>
        </draw:frame>
        <draw:frame draw:style-name="gr1" draw:text-style-name="P2" draw:layer="layout" svg:width="0.494cm" svg:height="0.611cm" svg:x="3.176cm" svg:y="11.726cm">
          <draw:text-box>
            <text:p text:style-name="P1"><text:span text:style-name="T3"></text:span></text:p>
          </draw:text-box>
        </draw:frame>
        <draw:frame draw:style-name="gr1" draw:text-style-name="P2" draw:layer="layout" svg:width="0.494cm" svg:height="0.556cm" svg:x="3.404cm" svg:y="11.77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4cm" svg:height="0.547cm" svg:x="3.811cm" svg:y="11.782cm">
          <draw:text-box>
            <text:p text:style-name="P1"><text:span text:style-name="T5">The idea is to take a large number of handwritten digits.known as training </text:span></text:p>
          </draw:text-box>
        </draw:frame>
        <draw:frame draw:style-name="gr1" draw:text-style-name="P2" draw:layer="layout" svg:width="14.59cm" svg:height="0.547cm" svg:x="3.811cm" svg:y="12.438cm">
          <draw:text-box>
            <text:p text:style-name="P1"><text:span text:style-name="T5">examples.and then develop a system which can learn from those training </text:span></text:p>
          </draw:text-box>
        </draw:frame>
        <draw:frame draw:style-name="gr1" draw:text-style-name="P2" draw:layer="layout" svg:width="14.92cm" svg:height="0.547cm" svg:x="3.811cm" svg:y="13.09cm">
          <draw:text-box>
            <text:p text:style-name="P1"><text:span text:style-name="T5">examples.in <text:s/>the <text:s/>other <text:s/>words.the <text:s/>neural <text:s/>network <text:s/>uses <text:s/>the <text:s/>examples <text:s/>to </text:span></text:p>
          </draw:text-box>
        </draw:frame>
        <draw:frame draw:style-name="gr1" draw:text-style-name="P2" draw:layer="layout" svg:width="11.838cm" svg:height="0.547cm" svg:x="3.811cm" svg:y="13.742cm">
          <draw:text-box>
            <text:p text:style-name="P1"><text:span text:style-name="T5">automatically infer rules for recognizing hand written digit </text:span></text:p>
          </draw:text-box>
        </draw:frame>
        <draw:frame draw:style-name="gr1" draw:text-style-name="P2" draw:layer="layout" svg:width="0.494cm" svg:height="0.611cm" svg:x="3.176cm" svg:y="14.376cm">
          <draw:text-box>
            <text:p text:style-name="P1"><text:span text:style-name="T6"></text:span></text:p>
          </draw:text-box>
        </draw:frame>
        <draw:frame draw:style-name="gr1" draw:text-style-name="P2" draw:layer="layout" svg:width="0.494cm" svg:height="0.556cm" svg:x="3.404cm" svg:y="14.42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349cm" svg:height="0.547cm" svg:x="3.811cm" svg:y="14.432cm">
          <draw:text-box>
            <text:p text:style-name="P1"><text:span text:style-name="T8">Handwriting recognition is one of the compelling research works going </text:span></text:p>
          </draw:text-box>
        </draw:frame>
        <draw:frame draw:style-name="gr1" draw:text-style-name="P2" draw:layer="layout" svg:width="14.861cm" svg:height="0.547cm" svg:x="3.811cm" svg:y="14.999cm">
          <draw:text-box>
            <text:p text:style-name="P1"><text:span text:style-name="T8">on because every individual in this world has their own style of writing. It </text:span></text:p>
          </draw:text-box>
        </draw:frame>
        <draw:frame draw:style-name="gr1" draw:text-style-name="P2" draw:layer="layout" svg:width="14.4cm" svg:height="0.547cm" svg:x="3.811cm" svg:y="15.567cm">
          <draw:text-box>
            <text:p text:style-name="P1"><text:span text:style-name="T8">is the capability of the computer to identify and understand handwritten </text:span></text:p>
          </draw:text-box>
        </draw:frame>
        <draw:frame draw:style-name="gr1" draw:text-style-name="P2" draw:layer="layout" svg:width="14.552cm" svg:height="0.547cm" svg:x="3.811cm" svg:y="16.139cm">
          <draw:text-box>
            <text:p text:style-name="P1"><text:span text:style-name="T8">digits or characters automatically. Because of the progress in the field of </text:span></text:p>
          </draw:text-box>
        </draw:frame>
        <draw:frame draw:style-name="gr1" draw:text-style-name="P2" draw:layer="layout" svg:width="14.51cm" svg:height="0.547cm" svg:x="3.811cm" svg:y="16.706cm">
          <draw:text-box>
            <text:p text:style-name="P1"><text:span text:style-name="T8">science and technology, everything is being digitalized to reduce human </text:span></text:p>
          </draw:text-box>
        </draw:frame>
        <draw:frame draw:style-name="gr1" draw:text-style-name="P2" draw:layer="layout" svg:width="15.162cm" svg:height="0.547cm" svg:x="3.811cm" svg:y="17.273cm">
          <draw:text-box>
            <text:p text:style-name="P1"><text:span text:style-name="T8">effort. <text:s/>Hence, <text:s/>there <text:s/>comes <text:s/>a <text:s/>need <text:s/>for <text:s/>handwritten <text:s/>digit <text:s/>recognition <text:s/>in </text:span></text:p>
          </draw:text-box>
        </draw:frame>
        <draw:frame draw:style-name="gr1" draw:text-style-name="P2" draw:layer="layout" svg:width="14.844cm" svg:height="0.547cm" svg:x="3.811cm" svg:y="17.841cm">
          <draw:text-box>
            <text:p text:style-name="P1"><text:span text:style-name="T8">many <text:s/>real-time <text:s/>applications. <text:s/>MNIST <text:s/>data <text:s/>set <text:s/>is <text:s/>widely <text:s/>used <text:s/>for <text:s/>this </text:span></text:p>
          </draw:text-box>
        </draw:frame>
        <draw:frame draw:style-name="gr1" draw:text-style-name="P2" draw:layer="layout" svg:width="14.823cm" svg:height="0.547cm" svg:x="3.811cm" svg:y="18.408cm">
          <draw:text-box>
            <text:p text:style-name="P1"><text:span text:style-name="T8">recognition process and it has 70000 handwritten digits. We use Artificial </text:span></text:p>
          </draw:text-box>
        </draw:frame>
        <draw:frame draw:style-name="gr1" draw:text-style-name="P2" draw:layer="layout" svg:width="14.315cm" svg:height="0.547cm" svg:x="3.811cm" svg:y="18.975cm">
          <draw:text-box>
            <text:p text:style-name="P1"><text:span text:style-name="T8">neural networks to train these <text:s/>images and build a deep learning model. </text:span></text:p>
          </draw:text-box>
        </draw:frame>
        <draw:frame draw:style-name="gr1" draw:text-style-name="P2" draw:layer="layout" svg:width="15.013cm" svg:height="0.547cm" svg:x="3.811cm" svg:y="19.542cm">
          <draw:text-box>
            <text:p text:style-name="P1"><text:span text:style-name="T8">Web <text:s/>application <text:s/>is <text:s/>created <text:s/>where <text:s/>the <text:s/>user <text:s/>can <text:s/>upload <text:s/>an <text:s/>image <text:s/>of <text:s/>a </text:span></text:p>
          </draw:text-box>
        </draw:frame>
        <draw:frame draw:style-name="gr1" draw:text-style-name="P2" draw:layer="layout" svg:width="14.281cm" svg:height="0.547cm" svg:x="3.811cm" svg:y="20.114cm">
          <draw:text-box>
            <text:p text:style-name="P1"><text:span text:style-name="T8">handwritten digit. this image is analyzed by the model and the detected </text:span></text:p>
          </draw:text-box>
        </draw:frame>
        <draw:frame draw:style-name="gr1" draw:text-style-name="P2" draw:layer="layout" svg:width="1.234cm" svg:height="0.547cm" svg:x="3.811cm" svg:y="20.681cm">
          <draw:text-box>
            <text:p text:style-name="P1"><text:span text:style-name="T8">result </text:span></text:p>
          </draw:text-box>
        </draw:frame>
        <draw:frame draw:style-name="gr1" draw:text-style-name="P2" draw:layer="layout" svg:width="0.494cm" svg:height="0.547cm" svg:x="6.946cm" svg:y="20.681cm">
          <draw:text-box>
            <text:p text:style-name="P1"><text:span text:style-name="T8">is </text:span></text:p>
          </draw:text-box>
        </draw:frame>
        <draw:frame draw:style-name="gr1" draw:text-style-name="P2" draw:layer="layout" svg:width="1.784cm" svg:height="0.547cm" svg:x="9.308cm" svg:y="20.681cm">
          <draw:text-box>
            <text:p text:style-name="P1"><text:span text:style-name="T8">returned </text:span></text:p>
          </draw:text-box>
        </draw:frame>
        <draw:frame draw:style-name="gr1" draw:text-style-name="P2" draw:layer="layout" svg:width="0.624cm" svg:height="0.547cm" svg:x="12.99cm" svg:y="20.681cm">
          <draw:text-box>
            <text:p text:style-name="P1"><text:span text:style-name="T8">on </text:span></text:p>
          </draw:text-box>
        </draw:frame>
        <draw:frame draw:style-name="gr1" draw:text-style-name="P2" draw:layer="layout" svg:width="0.514cm" svg:height="0.547cm" svg:x="15.52cm" svg:y="20.681cm">
          <draw:text-box>
            <text:p text:style-name="P1"><text:span text:style-name="T8">to </text:span></text:p>
          </draw:text-box>
        </draw:frame>
        <draw:frame draw:style-name="gr1" draw:text-style-name="P2" draw:layer="layout" svg:width="0.645cm" svg:height="0.547cm" svg:x="17.941cm" svg:y="20.681cm">
          <draw:text-box>
            <text:p text:style-name="P1"><text:span text:style-name="T8">UI </text:span></text:p>
          </draw:text-box>
        </draw:frame>
        <draw:frame draw:style-name="gr1" draw:text-style-name="P2" draw:layer="layout" svg:width="0.494cm" svg:height="0.547cm" svg:x="3.811cm" svg:y="21.249cm">
          <draw:text-box>
            <text:p text:style-name="P1"><text:span text:style-name="T8"><text:s/></text:span></text:p>
          </draw:text-box>
        </draw:frame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19.279cm" svg:height="0.017cm" svg:x="0.863cm" svg:y="0.846cm" svg:viewBox="0 0 19280 18" draw:points="0,18 19280,18 19280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27.978cm" svg:x="0.846cm" svg:y="0.863cm" svg:viewBox="0 0 18 27979" draw:points="0,27979 18,27979 18,0 0,0">
          <text:p/>
        </draw:polygon>
        <draw:polygon draw:style-name="gr3" draw:text-style-name="P4" draw:layer="layout" svg:width="0.017cm" svg:height="27.978cm" svg:x="20.142cm" svg:y="0.863cm" svg:viewBox="0 0 18 27979" draw:points="0,27979 18,27979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19.279cm" svg:height="0.017cm" svg:x="0.863cm" svg:y="28.841cm" svg:viewBox="0 0 19280 18" draw:points="0,18 19280,18 19280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494cm" svg:height="0.547cm" svg:x="3.176cm" svg:y="21.817cm">
          <draw:text-box>
            <text:p text:style-name="P1"><text:span text:style-name="T5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Symbol1" svg:font-family="Symbol"/>
    <style:font-face style:name="Times New Roman2" svg:font-family="'Times New Roman'"/>
    <style:font-face style:name="Arial" svg:font-family="Arial" style:font-pitch="variable"/>
    <style:font-face style:name="Calibri" svg:font-family="Calibri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08T13:46:22.939000000</dc:date>
    <meta:editing-duration>PT1M38S</meta:editing-duration>
    <meta:editing-cycles>1</meta:editing-cycles>
    <meta:document-statistic meta:object-count="104"/>
    <meta:generator>Neat_Office/6.2.8.2$Windows_x86 LibreOffice_project/</meta:generator>
  </office:meta>
</office:document-meta>
</file>